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P2" style:family="paragraph" style:parent-style-name="Standard">
      <style:paragraph-properties fo:text-align="center" style:justify-single-word="false"/>
      <style:text-properties fo:font-size="30pt" officeooo:rsid="00122b67" officeooo:paragraph-rsid="00122b67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2b67" officeooo:paragraph-rsid="00122b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2b67"/>
    </style:style>
    <style:style style:name="P5" style:family="paragraph" style:parent-style-name="Standard">
      <style:paragraph-properties fo:text-align="start" style:justify-single-word="false"/>
      <style:text-properties officeooo:paragraph-rsid="00122b67"/>
    </style:style>
    <style:style style:name="P6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T1" style:family="text">
      <style:text-properties officeooo:rsid="00122b6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22b67" style:font-size-asian="10.5pt" style:font-size-complex="12pt"/>
    </style:style>
    <style:style style:name="T4" style:family="text">
      <style:text-properties fo:font-size="12pt" officeooo:rsid="00163600" style:font-size-asian="10.5pt" style:font-size-complex="12pt"/>
    </style:style>
    <style:style style:name="T5" style:family="text">
      <style:text-properties officeooo:rsid="0012d621"/>
    </style:style>
    <style:style style:name="T6" style:family="text">
      <style:text-properties officeooo:rsid="0013a345"/>
    </style:style>
    <style:style style:name="T7" style:family="text">
      <style:text-properties officeooo:rsid="00163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tpd + php + sqlite</text:p>
      <text:p text:style-name="P3">- sudo apt-get install lighttpd php5 php5-cgi php5-sqlite sqlite</text:p>
      <text:p text:style-name="P4"/>
      <text:p text:style-name="P4">-<text:span text:style-name="T7">Substitua o arquivo em /etc/lighttpd/lighttpd.conf pelo lighttpd.conf atual</text:span></text:p>
      <text:p text:style-name="P4">-<text:span text:style-name="T7">A pasta do site será o ~/www/</text:span></text:p>
      <text:p text:style-name="P4">-<text:span text:style-name="T7">Copie os arquivos para a pasta ~/www/</text:span></text:p>
      <text:p text:style-name="P4">-<text:span text:style-name="T1">na pasta onde os arquivos serão armazenados(e o banco de dados)</text:span></text:p>
      <text:p text:style-name="P4"><text:tab/>-<text:span text:style-name="T1"> sudo chgrp -R www-data ~/www/</text:span></text:p>
      <text:p text:style-name="P1"><text:tab/>- sudo chmod -<text:span text:style-name="T6">R 775</text:span> ~/www/</text:p>
      <text:p text:style-name="P1"><text:tab/>-'www-data' é o nome do server.username e server.groupname em <text:s/><text:span text:style-name="T2">/etc/lighttpd/lighttd.conf</text:span></text:p>
      <text:p text:style-name="P1"><text:span text:style-name="T2">-</text:span><text:span text:style-name="T4">Reinicie o servidor:</text:span></text:p>
      <text:p text:style-name="P1"><text:span text:style-name="T4"><text:tab/>- service lighttpd resta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5-09-24T11:05:35.090604176</meta:creation-date>
    <dc:date>2016-12-01T11:28:32.076364135</dc:date>
    <meta:editing-duration>PT1H41M6S</meta:editing-duration>
    <meta:editing-cycles>6</meta:editing-cycles>
    <meta:generator>LibreOffice/5.0.3.2$Linux_X86_64 LibreOffice_project/00m0$Build-2</meta:generator>
    <dc:creator>Ricardo </dc:creator>
    <meta:document-statistic meta:table-count="0" meta:image-count="0" meta:object-count="0" meta:page-count="1" meta:paragraph-count="11" meta:word-count="76" meta:character-count="492" meta:non-whitespace-character-count="422"/>
  </office:meta>
</office:document-meta>
</file>